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50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roblem122" table:style-name="ta1">
        <table:shapes>
          <draw:frame draw:z-index="0" draw:style-name="gr1" draw:text-style-name="P1" svg:width="402.26pt" svg:height="354.64pt" svg:x="270.51pt" svg:y="30.1pt">
            <loext:p draw:notify-on-update-of-ranges="problem122.C1:problem122.C50 problem122.D1:problem122.D50 problem122.B1:problem122.B50 problem122.A1:problem122.A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.403629" calcext:value-type="float">
            <text:p>2.403629</text:p>
          </table:table-cell>
          <table:table-cell office:value-type="float" office:value="1.963793" calcext:value-type="float">
            <text:p>1.96379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--(N/A)---</text:p>
          </table:table-cell>
        </table:table-row>
        <table:table-row table:style-name="ro1">
          <table:table-cell office:value-type="float" office:value="2.358342" calcext:value-type="float">
            <text:p>2.358342</text:p>
          </table:table-cell>
          <table:table-cell office:value-type="float" office:value="1.9203" calcext:value-type="float">
            <text:p>1.920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.314919" calcext:value-type="float">
            <text:p>2.314919</text:p>
          </table:table-cell>
          <table:table-cell office:value-type="float" office:value="1.875778" calcext:value-type="float">
            <text:p>1.875778</text:p>
          </table:table-cell>
          <table:table-cell office:value-type="float" office:value="1.75" calcext:value-type="float">
            <text:p>1.75</text:p>
          </table:table-cell>
          <table:table-cell office:value-type="float" office:value="14.285714" calcext:value-type="float">
            <text:p>14.285714</text:p>
          </table:table-cell>
        </table:table-row>
        <table:table-row table:style-name="ro1">
          <table:table-cell office:value-type="float" office:value="2.273311" calcext:value-type="float">
            <text:p>2.273311</text:p>
          </table:table-cell>
          <table:table-cell office:value-type="float" office:value="1.830293" calcext:value-type="float">
            <text:p>1.830293</text:p>
          </table:table-cell>
          <table:table-cell office:value-type="float" office:value="1.625" calcext:value-type="float">
            <text:p>1.625</text:p>
          </table:table-cell>
          <table:table-cell office:value-type="float" office:value="7.692308" calcext:value-type="float">
            <text:p>7.692308</text:p>
          </table:table-cell>
        </table:table-row>
        <table:table-row table:style-name="ro1">
          <table:table-cell office:value-type="float" office:value="2.233468" calcext:value-type="float">
            <text:p>2.233468</text:p>
          </table:table-cell>
          <table:table-cell office:value-type="float" office:value="1.783922" calcext:value-type="float">
            <text:p>1.783922</text:p>
          </table:table-cell>
          <table:table-cell office:value-type="float" office:value="1.5625" calcext:value-type="float">
            <text:p>1.5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.19534" calcext:value-type="float">
            <text:p>2.19534</text:p>
          </table:table-cell>
          <table:table-cell office:value-type="float" office:value="1.736747" calcext:value-type="float">
            <text:p>1.736747</text:p>
          </table:table-cell>
          <table:table-cell office:value-type="float" office:value="1.53125" calcext:value-type="float">
            <text:p>1.53125</text:p>
          </table:table-cell>
          <table:table-cell office:value-type="float" office:value="2.040816" calcext:value-type="float">
            <text:p>2.040816</text:p>
          </table:table-cell>
        </table:table-row>
        <table:table-row table:style-name="ro1">
          <table:table-cell office:value-type="float" office:value="2.15888" calcext:value-type="float">
            <text:p>2.15888</text:p>
          </table:table-cell>
          <table:table-cell office:value-type="float" office:value="1.688862" calcext:value-type="float">
            <text:p>1.688862</text:p>
          </table:table-cell>
          <table:table-cell office:value-type="float" office:value="1.515625" calcext:value-type="float">
            <text:p>1.515625</text:p>
          </table:table-cell>
          <table:table-cell office:value-type="float" office:value="1.030928" calcext:value-type="float">
            <text:p>1.030928</text:p>
          </table:table-cell>
        </table:table-row>
        <table:table-row table:style-name="ro1">
          <table:table-cell office:value-type="float" office:value="2.124038" calcext:value-type="float">
            <text:p>2.124038</text:p>
          </table:table-cell>
          <table:table-cell office:value-type="float" office:value="1.640364" calcext:value-type="float">
            <text:p>1.640364</text:p>
          </table:table-cell>
          <table:table-cell office:value-type="float" office:value="1.507812" calcext:value-type="float">
            <text:p>1.507812</text:p>
          </table:table-cell>
          <table:table-cell office:value-type="float" office:value="0.518135" calcext:value-type="float">
            <text:p>0.518135</text:p>
          </table:table-cell>
        </table:table-row>
        <table:table-row table:style-name="ro1">
          <table:table-cell office:value-type="float" office:value="2.090766" calcext:value-type="float">
            <text:p>2.090766</text:p>
          </table:table-cell>
          <table:table-cell office:value-type="float" office:value="1.591358" calcext:value-type="float">
            <text:p>1.591358</text:p>
          </table:table-cell>
          <table:table-cell office:value-type="float" office:value="1.511719" calcext:value-type="float">
            <text:p>1.511719</text:p>
          </table:table-cell>
          <table:table-cell office:value-type="float" office:value="0.258398" calcext:value-type="float">
            <text:p>0.258398</text:p>
          </table:table-cell>
        </table:table-row>
        <table:table-row table:style-name="ro1">
          <table:table-cell office:value-type="float" office:value="2.059017" calcext:value-type="float">
            <text:p>2.059017</text:p>
          </table:table-cell>
          <table:table-cell office:value-type="float" office:value="1.541955" calcext:value-type="float">
            <text:p>1.541955</text:p>
          </table:table-cell>
          <table:table-cell office:value-type="float" office:value="1.513672" calcext:value-type="float">
            <text:p>1.513672</text:p>
          </table:table-cell>
          <table:table-cell office:value-type="float" office:value="0.129032" calcext:value-type="float">
            <text:p>0.129032</text:p>
          </table:table-cell>
        </table:table-row>
        <table:table-row table:style-name="ro1">
          <table:table-cell office:value-type="float" office:value="2.028743" calcext:value-type="float">
            <text:p>2.028743</text:p>
          </table:table-cell>
          <table:table-cell office:value-type="float" office:value="1.492269" calcext:value-type="float">
            <text:p>1.492269</text:p>
          </table:table-cell>
          <table:table-cell office:value-type="float" office:value="1.514648" calcext:value-type="float">
            <text:p>1.514648</text:p>
          </table:table-cell>
          <table:table-cell office:value-type="float" office:value="0.064475" calcext:value-type="float">
            <text:p>0.064475</text:p>
          </table:table-cell>
        </table:table-row>
        <table:table-row table:style-name="ro1">
          <table:table-cell office:value-type="float" office:value="1.999896" calcext:value-type="float">
            <text:p>1.999896</text:p>
          </table:table-cell>
          <table:table-cell office:value-type="float" office:value="1.442417" calcext:value-type="float">
            <text:p>1.442417</text:p>
          </table:table-cell>
          <table:table-cell office:value-type="float" office:value="1.51416" calcext:value-type="float">
            <text:p>1.51416</text:p>
          </table:table-cell>
          <table:table-cell office:value-type="float" office:value="0.032248" calcext:value-type="float">
            <text:p>0.032248</text:p>
          </table:table-cell>
        </table:table-row>
        <table:table-row table:style-name="ro1">
          <table:table-cell office:value-type="float" office:value="1.972429" calcext:value-type="float">
            <text:p>1.972429</text:p>
          </table:table-cell>
          <table:table-cell office:value-type="float" office:value="1.39252" calcext:value-type="float">
            <text:p>1.39252</text:p>
          </table:table-cell>
          <table:table-cell office:value-type="float" office:value="1.513916" calcext:value-type="float">
            <text:p>1.513916</text:p>
          </table:table-cell>
          <table:table-cell office:value-type="float" office:value="0.016126" calcext:value-type="float">
            <text:p>0.016126</text:p>
          </table:table-cell>
        </table:table-row>
        <table:table-row table:style-name="ro1">
          <table:table-cell office:value-type="float" office:value="1.946296" calcext:value-type="float">
            <text:p>1.946296</text:p>
          </table:table-cell>
          <table:table-cell office:value-type="float" office:value="1.342698" calcext:value-type="float">
            <text:p>1.342698</text:p>
          </table:table-cell>
          <table:table-cell office:value-type="float" office:value="1.514038" calcext:value-type="float">
            <text:p>1.514038</text:p>
          </table:table-cell>
          <table:table-cell office:value-type="float" office:value="0.008063" calcext:value-type="float">
            <text:p>0.008063</text:p>
          </table:table-cell>
        </table:table-row>
        <table:table-row table:style-name="ro1">
          <table:table-cell office:value-type="float" office:value="1.921451" calcext:value-type="float">
            <text:p>1.921451</text:p>
          </table:table-cell>
          <table:table-cell office:value-type="float" office:value="1.293072" calcext:value-type="float">
            <text:p>1.293072</text:p>
          </table:table-cell>
          <table:table-cell office:value-type="float" office:value="1.514099" calcext:value-type="float">
            <text:p>1.514099</text:p>
          </table:table-cell>
          <table:table-cell office:value-type="float" office:value="0.004031" calcext:value-type="float">
            <text:p>0.004031</text:p>
          </table:table-cell>
        </table:table-row>
        <table:table-row table:style-name="ro1">
          <table:table-cell office:value-type="float" office:value="1.897846" calcext:value-type="float">
            <text:p>1.897846</text:p>
          </table:table-cell>
          <table:table-cell office:value-type="float" office:value="1.24376" calcext:value-type="float">
            <text:p>1.24376</text:p>
          </table:table-cell>
          <table:table-cell office:value-type="float" office:value="1.514099" calcext:value-type="float">
            <text:p>1.514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5437" calcext:value-type="float">
            <text:p>1.875437</text:p>
          </table:table-cell>
          <table:table-cell office:value-type="float" office:value="1.194879" calcext:value-type="float">
            <text:p>1.194879</text:p>
          </table:table-cell>
          <table:table-cell table:number-columns-repeated="2"/>
        </table:table-row>
        <table:table-row table:style-name="ro1">
          <table:table-cell office:value-type="float" office:value="1.854178" calcext:value-type="float">
            <text:p>1.854178</text:p>
          </table:table-cell>
          <table:table-cell office:value-type="float" office:value="1.14654" calcext:value-type="float">
            <text:p>1.14654</text:p>
          </table:table-cell>
          <table:table-cell table:number-columns-repeated="2"/>
        </table:table-row>
        <table:table-row table:style-name="ro1">
          <table:table-cell office:value-type="float" office:value="1.834025" calcext:value-type="float">
            <text:p>1.834025</text:p>
          </table:table-cell>
          <table:table-cell office:value-type="float" office:value="1.098852" calcext:value-type="float">
            <text:p>1.098852</text:p>
          </table:table-cell>
          <table:table-cell table:number-columns-repeated="2"/>
        </table:table-row>
        <table:table-row table:style-name="ro1">
          <table:table-cell office:value-type="float" office:value="1.814933" calcext:value-type="float">
            <text:p>1.814933</text:p>
          </table:table-cell>
          <table:table-cell office:value-type="float" office:value="1.051915" calcext:value-type="float">
            <text:p>1.051915</text:p>
          </table:table-cell>
          <table:table-cell table:number-columns-repeated="2"/>
        </table:table-row>
        <table:table-row table:style-name="ro1">
          <table:table-cell office:value-type="float" office:value="1.79686" calcext:value-type="float">
            <text:p>1.79686</text:p>
          </table:table-cell>
          <table:table-cell office:value-type="float" office:value="1.005824" calcext:value-type="float">
            <text:p>1.005824</text:p>
          </table:table-cell>
          <table:table-cell table:number-columns-repeated="2"/>
        </table:table-row>
        <table:table-row table:style-name="ro1">
          <table:table-cell office:value-type="float" office:value="1.779762" calcext:value-type="float">
            <text:p>1.779762</text:p>
          </table:table-cell>
          <table:table-cell office:value-type="float" office:value="0.960667" calcext:value-type="float">
            <text:p>0.960667</text:p>
          </table:table-cell>
          <table:table-cell table:number-columns-repeated="2"/>
        </table:table-row>
        <table:table-row table:style-name="ro1">
          <table:table-cell office:value-type="float" office:value="1.763599" calcext:value-type="float">
            <text:p>1.763599</text:p>
          </table:table-cell>
          <table:table-cell office:value-type="float" office:value="0.916523" calcext:value-type="float">
            <text:p>0.916523</text:p>
          </table:table-cell>
          <table:table-cell table:number-columns-repeated="2"/>
        </table:table-row>
        <table:table-row table:style-name="ro1">
          <table:table-cell office:value-type="float" office:value="1.748328" calcext:value-type="float">
            <text:p>1.748328</text:p>
          </table:table-cell>
          <table:table-cell office:value-type="float" office:value="0.873464" calcext:value-type="float">
            <text:p>0.873464</text:p>
          </table:table-cell>
          <table:table-cell table:number-columns-repeated="2"/>
        </table:table-row>
        <table:table-row table:style-name="ro1">
          <table:table-cell office:value-type="float" office:value="1.733909" calcext:value-type="float">
            <text:p>1.733909</text:p>
          </table:table-cell>
          <table:table-cell office:value-type="float" office:value="0.831553" calcext:value-type="float">
            <text:p>0.831553</text:p>
          </table:table-cell>
          <table:table-cell table:number-columns-repeated="2"/>
        </table:table-row>
        <table:table-row table:style-name="ro1">
          <table:table-cell office:value-type="float" office:value="1.720304" calcext:value-type="float">
            <text:p>1.720304</text:p>
          </table:table-cell>
          <table:table-cell office:value-type="float" office:value="0.790842" calcext:value-type="float">
            <text:p>0.790842</text:p>
          </table:table-cell>
          <table:table-cell table:number-columns-repeated="2"/>
        </table:table-row>
        <table:table-row table:style-name="ro1">
          <table:table-cell office:value-type="float" office:value="1.707475" calcext:value-type="float">
            <text:p>1.707475</text:p>
          </table:table-cell>
          <table:table-cell office:value-type="float" office:value="0.751378" calcext:value-type="float">
            <text:p>0.751378</text:p>
          </table:table-cell>
          <table:table-cell table:number-columns-repeated="2"/>
        </table:table-row>
        <table:table-row table:style-name="ro1">
          <table:table-cell office:value-type="float" office:value="1.695383" calcext:value-type="float">
            <text:p>1.695383</text:p>
          </table:table-cell>
          <table:table-cell office:value-type="float" office:value="0.713197" calcext:value-type="float">
            <text:p>0.713197</text:p>
          </table:table-cell>
          <table:table-cell table:number-columns-repeated="2"/>
        </table:table-row>
        <table:table-row table:style-name="ro1">
          <table:table-cell office:value-type="float" office:value="1.683994" calcext:value-type="float">
            <text:p>1.683994</text:p>
          </table:table-cell>
          <table:table-cell office:value-type="float" office:value="0.676326" calcext:value-type="float">
            <text:p>0.676326</text:p>
          </table:table-cell>
          <table:table-cell table:number-columns-repeated="2"/>
        </table:table-row>
        <table:table-row table:style-name="ro1">
          <table:table-cell office:value-type="float" office:value="1.673272" calcext:value-type="float">
            <text:p>1.673272</text:p>
          </table:table-cell>
          <table:table-cell office:value-type="float" office:value="0.640787" calcext:value-type="float">
            <text:p>0.640787</text:p>
          </table:table-cell>
          <table:table-cell table:number-columns-repeated="2"/>
        </table:table-row>
        <table:table-row table:style-name="ro1">
          <table:table-cell office:value-type="float" office:value="1.663183" calcext:value-type="float">
            <text:p>1.663183</text:p>
          </table:table-cell>
          <table:table-cell office:value-type="float" office:value="0.606591" calcext:value-type="float">
            <text:p>0.606591</text:p>
          </table:table-cell>
          <table:table-cell table:number-columns-repeated="2"/>
        </table:table-row>
        <table:table-row table:style-name="ro1">
          <table:table-cell office:value-type="float" office:value="1.653695" calcext:value-type="float">
            <text:p>1.653695</text:p>
          </table:table-cell>
          <table:table-cell office:value-type="float" office:value="0.573743" calcext:value-type="float">
            <text:p>0.573743</text:p>
          </table:table-cell>
          <table:table-cell table:number-columns-repeated="2"/>
        </table:table-row>
        <table:table-row table:style-name="ro1">
          <table:table-cell office:value-type="float" office:value="1.644777" calcext:value-type="float">
            <text:p>1.644777</text:p>
          </table:table-cell>
          <table:table-cell office:value-type="float" office:value="0.542241" calcext:value-type="float">
            <text:p>0.542241</text:p>
          </table:table-cell>
          <table:table-cell table:number-columns-repeated="2"/>
        </table:table-row>
        <table:table-row table:style-name="ro1">
          <table:table-cell office:value-type="float" office:value="1.636397" calcext:value-type="float">
            <text:p>1.636397</text:p>
          </table:table-cell>
          <table:table-cell office:value-type="float" office:value="0.512077" calcext:value-type="float">
            <text:p>0.512077</text:p>
          </table:table-cell>
          <table:table-cell table:number-columns-repeated="2"/>
        </table:table-row>
        <table:table-row table:style-name="ro1">
          <table:table-cell office:value-type="float" office:value="1.628527" calcext:value-type="float">
            <text:p>1.628527</text:p>
          </table:table-cell>
          <table:table-cell office:value-type="float" office:value="0.483238" calcext:value-type="float">
            <text:p>0.483238</text:p>
          </table:table-cell>
          <table:table-cell table:number-columns-repeated="2"/>
        </table:table-row>
        <table:table-row table:style-name="ro1">
          <table:table-cell office:value-type="float" office:value="1.62114" calcext:value-type="float">
            <text:p>1.62114</text:p>
          </table:table-cell>
          <table:table-cell office:value-type="float" office:value="0.455705" calcext:value-type="float">
            <text:p>0.455705</text:p>
          </table:table-cell>
          <table:table-cell table:number-columns-repeated="2"/>
        </table:table-row>
        <table:table-row table:style-name="ro1">
          <table:table-cell office:value-type="float" office:value="1.614207" calcext:value-type="float">
            <text:p>1.614207</text:p>
          </table:table-cell>
          <table:table-cell office:value-type="float" office:value="0.429454" calcext:value-type="float">
            <text:p>0.429454</text:p>
          </table:table-cell>
          <table:table-cell table:number-columns-repeated="2"/>
        </table:table-row>
        <table:table-row table:style-name="ro1">
          <table:table-cell office:value-type="float" office:value="1.607705" calcext:value-type="float">
            <text:p>1.607705</text:p>
          </table:table-cell>
          <table:table-cell office:value-type="float" office:value="0.404459" calcext:value-type="float">
            <text:p>0.404459</text:p>
          </table:table-cell>
          <table:table-cell table:number-columns-repeated="2"/>
        </table:table-row>
        <table:table-row table:style-name="ro1">
          <table:table-cell office:value-type="float" office:value="1.601608" calcext:value-type="float">
            <text:p>1.601608</text:p>
          </table:table-cell>
          <table:table-cell office:value-type="float" office:value="0.380688" calcext:value-type="float">
            <text:p>0.380688</text:p>
          </table:table-cell>
          <table:table-cell table:number-columns-repeated="2"/>
        </table:table-row>
        <table:table-row table:style-name="ro1">
          <table:table-cell office:value-type="float" office:value="1.595893" calcext:value-type="float">
            <text:p>1.595893</text:p>
          </table:table-cell>
          <table:table-cell office:value-type="float" office:value="0.358109" calcext:value-type="float">
            <text:p>0.358109</text:p>
          </table:table-cell>
          <table:table-cell table:number-columns-repeated="2"/>
        </table:table-row>
        <table:table-row table:style-name="ro1">
          <table:table-cell office:value-type="float" office:value="1.590538" calcext:value-type="float">
            <text:p>1.590538</text:p>
          </table:table-cell>
          <table:table-cell office:value-type="float" office:value="0.336685" calcext:value-type="float">
            <text:p>0.336685</text:p>
          </table:table-cell>
          <table:table-cell table:number-columns-repeated="2"/>
        </table:table-row>
        <table:table-row table:style-name="ro1">
          <table:table-cell office:value-type="float" office:value="1.585521" calcext:value-type="float">
            <text:p>1.585521</text:p>
          </table:table-cell>
          <table:table-cell office:value-type="float" office:value="0.31638" calcext:value-type="float">
            <text:p>0.31638</text:p>
          </table:table-cell>
          <table:table-cell table:number-columns-repeated="2"/>
        </table:table-row>
        <table:table-row table:style-name="ro1">
          <table:table-cell office:value-type="float" office:value="1.580824" calcext:value-type="float">
            <text:p>1.580824</text:p>
          </table:table-cell>
          <table:table-cell office:value-type="float" office:value="0.297154" calcext:value-type="float">
            <text:p>0.297154</text:p>
          </table:table-cell>
          <table:table-cell table:number-columns-repeated="2"/>
        </table:table-row>
        <table:table-row table:style-name="ro1">
          <table:table-cell office:value-type="float" office:value="1.576426" calcext:value-type="float">
            <text:p>1.576426</text:p>
          </table:table-cell>
          <table:table-cell office:value-type="float" office:value="0.278966" calcext:value-type="float">
            <text:p>0.278966</text:p>
          </table:table-cell>
          <table:table-cell table:number-columns-repeated="2"/>
        </table:table-row>
        <table:table-row table:style-name="ro1">
          <table:table-cell office:value-type="float" office:value="1.57231" calcext:value-type="float">
            <text:p>1.57231</text:p>
          </table:table-cell>
          <table:table-cell office:value-type="float" office:value="0.261778" calcext:value-type="float">
            <text:p>0.261778</text:p>
          </table:table-cell>
          <table:table-cell table:number-columns-repeated="2"/>
        </table:table-row>
        <table:table-row table:style-name="ro1">
          <table:table-cell office:value-type="float" office:value="1.568459" calcext:value-type="float">
            <text:p>1.568459</text:p>
          </table:table-cell>
          <table:table-cell office:value-type="float" office:value="0.245546" calcext:value-type="float">
            <text:p>0.245546</text:p>
          </table:table-cell>
          <table:table-cell table:number-columns-repeated="2"/>
        </table:table-row>
        <table:table-row table:style-name="ro1">
          <table:table-cell office:value-type="float" office:value="1.564856" calcext:value-type="float">
            <text:p>1.564856</text:p>
          </table:table-cell>
          <table:table-cell office:value-type="float" office:value="0.230232" calcext:value-type="float">
            <text:p>0.230232</text:p>
          </table:table-cell>
          <table:table-cell table:number-columns-repeated="2"/>
        </table:table-row>
        <table:table-row table:style-name="ro1">
          <table:table-cell office:value-type="float" office:value="1.561487" calcext:value-type="float">
            <text:p>1.561487</text:p>
          </table:table-cell>
          <table:table-cell office:value-type="float" office:value="0.215792" calcext:value-type="float">
            <text:p>0.215792</text:p>
          </table:table-cell>
          <table:table-cell table:number-columns-repeated="2"/>
        </table:table-row>
        <table:table-row table:style-name="ro1">
          <table:table-cell office:value-type="float" office:value="1.558336" calcext:value-type="float">
            <text:p>1.558336</text:p>
          </table:table-cell>
          <table:table-cell office:value-type="float" office:value="0.202189" calcext:value-type="float">
            <text:p>0.202189</text:p>
          </table:table-cell>
          <table:table-cell table:number-columns-repeated="2"/>
        </table:table-row>
        <table:table-row table:style-name="ro1">
          <table:table-cell office:value-type="float" office:value="1.55539" calcext:value-type="float">
            <text:p>1.55539</text:p>
          </table:table-cell>
          <table:table-cell office:value-type="float" office:value="0.18938" calcext:value-type="float">
            <text:p>0.18938</text:p>
          </table:table-cell>
          <table:table-cell table:number-columns-repeated="2"/>
        </table:table-row>
        <table:table-row table:style-name="ro1">
          <table:table-cell office:value-type="float" office:value="1.552637" calcext:value-type="float">
            <text:p>1.552637</text:p>
          </table:table-cell>
          <table:table-cell office:value-type="float" office:value="0.177329" calcext:value-type="float">
            <text:p>0.177329</text:p>
          </table:table-cell>
          <table:table-cell table:number-columns-repeated="2"/>
        </table:table-row>
        <table:table-row table:style-name="ro1">
          <table:table-cell office:value-type="float" office:value="1.550064" calcext:value-type="float">
            <text:p>1.550064</text:p>
          </table:table-cell>
          <table:table-cell office:value-type="float" office:value="0.165997" calcext:value-type="float">
            <text:p>0.165997</text:p>
          </table:table-cell>
          <table:table-cell table:number-columns-repeated="2"/>
        </table:table-row>
        <table:table-row table:style-name="ro1">
          <table:table-cell office:value-type="float" office:value="1.54766" calcext:value-type="float">
            <text:p>1.54766</text:p>
          </table:table-cell>
          <table:table-cell office:value-type="float" office:value="0.155346" calcext:value-type="float">
            <text:p>0.155346</text:p>
          </table:table-cell>
          <table:table-cell table:number-columns-repeated="2"/>
        </table:table-row>
        <table:table-row table:style-name="ro1">
          <table:table-cell office:value-type="float" office:value="1.545413" calcext:value-type="float">
            <text:p>1.545413</text:p>
          </table:table-cell>
          <table:table-cell office:value-type="float" office:value="0.145342" calcext:value-type="float">
            <text:p>0.145342</text:p>
          </table:table-cell>
          <table:table-cell table:number-columns-repeated="2"/>
        </table:table-row>
        <table:table-row table:style-name="ro1">
          <table:table-cell office:value-type="float" office:value="1.543315" calcext:value-type="float">
            <text:p>1.543315</text:p>
          </table:table-cell>
          <table:table-cell office:value-type="float" office:value="0.135949" calcext:value-type="float">
            <text:p>0.135949</text:p>
          </table:table-cell>
          <table:table-cell table:number-columns-repeated="2"/>
        </table:table-row>
        <table:table-row table:style-name="ro1">
          <table:table-cell office:value-type="float" office:value="1.541356" calcext:value-type="float">
            <text:p>1.541356</text:p>
          </table:table-cell>
          <table:table-cell office:value-type="float" office:value="0.127135" calcext:value-type="float">
            <text:p>0.127135</text:p>
          </table:table-cell>
          <table:table-cell table:number-columns-repeated="2"/>
        </table:table-row>
        <table:table-row table:style-name="ro1">
          <table:table-cell office:value-type="float" office:value="1.539526" calcext:value-type="float">
            <text:p>1.539526</text:p>
          </table:table-cell>
          <table:table-cell office:value-type="float" office:value="0.118867" calcext:value-type="float">
            <text:p>0.118867</text:p>
          </table:table-cell>
          <table:table-cell table:number-columns-repeated="2"/>
        </table:table-row>
        <table:table-row table:style-name="ro1">
          <table:table-cell office:value-type="float" office:value="1.537817" calcext:value-type="float">
            <text:p>1.537817</text:p>
          </table:table-cell>
          <table:table-cell office:value-type="float" office:value="0.111114" calcext:value-type="float">
            <text:p>0.111114</text:p>
          </table:table-cell>
          <table:table-cell table:number-columns-repeated="2"/>
        </table:table-row>
        <table:table-row table:style-name="ro1">
          <table:table-cell office:value-type="float" office:value="1.536222" calcext:value-type="float">
            <text:p>1.536222</text:p>
          </table:table-cell>
          <table:table-cell office:value-type="float" office:value="0.103848" calcext:value-type="float">
            <text:p>0.103848</text:p>
          </table:table-cell>
          <table:table-cell table:number-columns-repeated="2"/>
        </table:table-row>
        <table:table-row table:style-name="ro1">
          <table:table-cell office:value-type="float" office:value="1.534732" calcext:value-type="float">
            <text:p>1.534732</text:p>
          </table:table-cell>
          <table:table-cell office:value-type="float" office:value="0.097041" calcext:value-type="float">
            <text:p>0.097041</text:p>
          </table:table-cell>
          <table:table-cell table:number-columns-repeated="2"/>
        </table:table-row>
        <table:table-row table:style-name="ro1">
          <table:table-cell office:value-type="float" office:value="1.533342" calcext:value-type="float">
            <text:p>1.533342</text:p>
          </table:table-cell>
          <table:table-cell office:value-type="float" office:value="0.090664" calcext:value-type="float">
            <text:p>0.090664</text:p>
          </table:table-cell>
          <table:table-cell table:number-columns-repeated="2"/>
        </table:table-row>
        <table:table-row table:style-name="ro1">
          <table:table-cell office:value-type="float" office:value="1.532045" calcext:value-type="float">
            <text:p>1.532045</text:p>
          </table:table-cell>
          <table:table-cell office:value-type="float" office:value="0.084694" calcext:value-type="float">
            <text:p>0.084694</text:p>
          </table:table-cell>
          <table:table-cell table:number-columns-repeated="2"/>
        </table:table-row>
        <table:table-row table:style-name="ro1">
          <table:table-cell office:value-type="float" office:value="1.530834" calcext:value-type="float">
            <text:p>1.530834</text:p>
          </table:table-cell>
          <table:table-cell office:value-type="float" office:value="0.079106" calcext:value-type="float">
            <text:p>0.079106</text:p>
          </table:table-cell>
          <table:table-cell table:number-columns-repeated="2"/>
        </table:table-row>
        <table:table-row table:style-name="ro1">
          <table:table-cell office:value-type="float" office:value="1.529704" calcext:value-type="float">
            <text:p>1.529704</text:p>
          </table:table-cell>
          <table:table-cell office:value-type="float" office:value="0.073876" calcext:value-type="float">
            <text:p>0.073876</text:p>
          </table:table-cell>
          <table:table-cell table:number-columns-repeated="2"/>
        </table:table-row>
        <table:table-row table:style-name="ro1">
          <table:table-cell office:value-type="float" office:value="1.528649" calcext:value-type="float">
            <text:p>1.528649</text:p>
          </table:table-cell>
          <table:table-cell office:value-type="float" office:value="0.068984" calcext:value-type="float">
            <text:p>0.068984</text:p>
          </table:table-cell>
          <table:table-cell table:number-columns-repeated="2"/>
        </table:table-row>
        <table:table-row table:style-name="ro1">
          <table:table-cell office:value-type="float" office:value="1.527665" calcext:value-type="float">
            <text:p>1.527665</text:p>
          </table:table-cell>
          <table:table-cell office:value-type="float" office:value="0.064408" calcext:value-type="float">
            <text:p>0.064408</text:p>
          </table:table-cell>
          <table:table-cell table:number-columns-repeated="2"/>
        </table:table-row>
        <table:table-row table:style-name="ro1">
          <table:table-cell office:value-type="float" office:value="1.526747" calcext:value-type="float">
            <text:p>1.526747</text:p>
          </table:table-cell>
          <table:table-cell office:value-type="float" office:value="0.060129" calcext:value-type="float">
            <text:p>0.060129</text:p>
          </table:table-cell>
          <table:table-cell table:number-columns-repeated="2"/>
        </table:table-row>
        <table:table-row table:style-name="ro1">
          <table:table-cell office:value-type="float" office:value="1.525891" calcext:value-type="float">
            <text:p>1.525891</text:p>
          </table:table-cell>
          <table:table-cell office:value-type="float" office:value="0.056128" calcext:value-type="float">
            <text:p>0.056128</text:p>
          </table:table-cell>
          <table:table-cell table:number-columns-repeated="2"/>
        </table:table-row>
        <table:table-row table:style-name="ro1">
          <table:table-cell office:value-type="float" office:value="1.525092" calcext:value-type="float">
            <text:p>1.525092</text:p>
          </table:table-cell>
          <table:table-cell office:value-type="float" office:value="0.052389" calcext:value-type="float">
            <text:p>0.052389</text:p>
          </table:table-cell>
          <table:table-cell table:number-columns-repeated="2"/>
        </table:table-row>
        <table:table-row table:style-name="ro1">
          <table:table-cell office:value-type="float" office:value="1.524346" calcext:value-type="float">
            <text:p>1.524346</text:p>
          </table:table-cell>
          <table:table-cell office:value-type="float" office:value="0.048894" calcext:value-type="float">
            <text:p>0.048894</text:p>
          </table:table-cell>
          <table:table-cell table:number-columns-repeated="2"/>
        </table:table-row>
        <table:table-row table:style-name="ro1">
          <table:table-cell office:value-type="float" office:value="1.523651" calcext:value-type="float">
            <text:p>1.523651</text:p>
          </table:table-cell>
          <table:table-cell office:value-type="float" office:value="0.045629" calcext:value-type="float">
            <text:p>0.045629</text:p>
          </table:table-cell>
          <table:table-cell table:number-columns-repeated="2"/>
        </table:table-row>
        <table:table-row table:style-name="ro1">
          <table:table-cell office:value-type="float" office:value="1.523003" calcext:value-type="float">
            <text:p>1.523003</text:p>
          </table:table-cell>
          <table:table-cell office:value-type="float" office:value="0.042578" calcext:value-type="float">
            <text:p>0.042578</text:p>
          </table:table-cell>
          <table:table-cell table:number-columns-repeated="2"/>
        </table:table-row>
        <table:table-row table:style-name="ro1">
          <table:table-cell office:value-type="float" office:value="1.522398" calcext:value-type="float">
            <text:p>1.522398</text:p>
          </table:table-cell>
          <table:table-cell office:value-type="float" office:value="0.039729" calcext:value-type="float">
            <text:p>0.039729</text:p>
          </table:table-cell>
          <table:table-cell table:number-columns-repeated="2"/>
        </table:table-row>
        <table:table-row table:style-name="ro1">
          <table:table-cell office:value-type="float" office:value="1.521834" calcext:value-type="float">
            <text:p>1.521834</text:p>
          </table:table-cell>
          <table:table-cell office:value-type="float" office:value="0.037067" calcext:value-type="float">
            <text:p>0.037067</text:p>
          </table:table-cell>
          <table:table-cell table:number-columns-repeated="2"/>
        </table:table-row>
        <table:table-row table:style-name="ro1">
          <table:table-cell office:value-type="float" office:value="1.521308" calcext:value-type="float">
            <text:p>1.521308</text:p>
          </table:table-cell>
          <table:table-cell office:value-type="float" office:value="0.034582" calcext:value-type="float">
            <text:p>0.034582</text:p>
          </table:table-cell>
          <table:table-cell table:number-columns-repeated="2"/>
        </table:table-row>
        <table:table-row table:style-name="ro1">
          <table:table-cell office:value-type="float" office:value="1.520817" calcext:value-type="float">
            <text:p>1.520817</text:p>
          </table:table-cell>
          <table:table-cell office:value-type="float" office:value="0.032261" calcext:value-type="float">
            <text:p>0.032261</text:p>
          </table:table-cell>
          <table:table-cell table:number-columns-repeated="2"/>
        </table:table-row>
        <table:table-row table:style-name="ro1">
          <table:table-cell office:value-type="float" office:value="1.520359" calcext:value-type="float">
            <text:p>1.520359</text:p>
          </table:table-cell>
          <table:table-cell office:value-type="float" office:value="0.030095" calcext:value-type="float">
            <text:p>0.030095</text:p>
          </table:table-cell>
          <table:table-cell table:number-columns-repeated="2"/>
        </table:table-row>
        <table:table-row table:style-name="ro1">
          <table:table-cell office:value-type="float" office:value="1.519933" calcext:value-type="float">
            <text:p>1.519933</text:p>
          </table:table-cell>
          <table:table-cell office:value-type="float" office:value="0.028072" calcext:value-type="float">
            <text:p>0.028072</text:p>
          </table:table-cell>
          <table:table-cell table:number-columns-repeated="2"/>
        </table:table-row>
        <table:table-row table:style-name="ro1">
          <table:table-cell office:value-type="float" office:value="1.519535" calcext:value-type="float">
            <text:p>1.519535</text:p>
          </table:table-cell>
          <table:table-cell office:value-type="float" office:value="0.026185" calcext:value-type="float">
            <text:p>0.026185</text:p>
          </table:table-cell>
          <table:table-cell table:number-columns-repeated="2"/>
        </table:table-row>
        <table:table-row table:style-name="ro1">
          <table:table-cell office:value-type="float" office:value="1.519164" calcext:value-type="float">
            <text:p>1.519164</text:p>
          </table:table-cell>
          <table:table-cell office:value-type="float" office:value="0.024423" calcext:value-type="float">
            <text:p>0.024423</text:p>
          </table:table-cell>
          <table:table-cell table:number-columns-repeated="2"/>
        </table:table-row>
        <table:table-row table:style-name="ro1">
          <table:table-cell office:value-type="float" office:value="1.518818" calcext:value-type="float">
            <text:p>1.518818</text:p>
          </table:table-cell>
          <table:table-cell office:value-type="float" office:value="0.022778" calcext:value-type="float">
            <text:p>0.022778</text:p>
          </table:table-cell>
          <table:table-cell table:number-columns-repeated="2"/>
        </table:table-row>
        <table:table-row table:style-name="ro1">
          <table:table-cell office:value-type="float" office:value="1.518495" calcext:value-type="float">
            <text:p>1.518495</text:p>
          </table:table-cell>
          <table:table-cell office:value-type="float" office:value="0.021244" calcext:value-type="float">
            <text:p>0.021244</text:p>
          </table:table-cell>
          <table:table-cell table:number-columns-repeated="2"/>
        </table:table-row>
        <table:table-row table:style-name="ro1">
          <table:table-cell office:value-type="float" office:value="1.518195" calcext:value-type="float">
            <text:p>1.518195</text:p>
          </table:table-cell>
          <table:table-cell office:value-type="float" office:value="0.019812" calcext:value-type="float">
            <text:p>0.019812</text:p>
          </table:table-cell>
          <table:table-cell table:number-columns-repeated="2"/>
        </table:table-row>
        <table:table-row table:style-name="ro1">
          <table:table-cell office:value-type="float" office:value="1.517914" calcext:value-type="float">
            <text:p>1.517914</text:p>
          </table:table-cell>
          <table:table-cell office:value-type="float" office:value="0.018476" calcext:value-type="float">
            <text:p>0.018476</text:p>
          </table:table-cell>
          <table:table-cell table:number-columns-repeated="2"/>
        </table:table-row>
        <table:table-row table:style-name="ro1">
          <table:table-cell office:value-type="float" office:value="1.517653" calcext:value-type="float">
            <text:p>1.517653</text:p>
          </table:table-cell>
          <table:table-cell office:value-type="float" office:value="0.017229" calcext:value-type="float">
            <text:p>0.017229</text:p>
          </table:table-cell>
          <table:table-cell table:number-columns-repeated="2"/>
        </table:table-row>
        <table:table-row table:style-name="ro1">
          <table:table-cell office:value-type="float" office:value="1.517409" calcext:value-type="float">
            <text:p>1.517409</text:p>
          </table:table-cell>
          <table:table-cell office:value-type="float" office:value="0.016067" calcext:value-type="float">
            <text:p>0.016067</text:p>
          </table:table-cell>
          <table:table-cell table:number-columns-repeated="2"/>
        </table:table-row>
        <table:table-row table:style-name="ro1">
          <table:table-cell office:value-type="float" office:value="1.517182" calcext:value-type="float">
            <text:p>1.517182</text:p>
          </table:table-cell>
          <table:table-cell office:value-type="float" office:value="0.014982" calcext:value-type="float">
            <text:p>0.014982</text:p>
          </table:table-cell>
          <table:table-cell table:number-columns-repeated="2"/>
        </table:table-row>
        <table:table-row table:style-name="ro1">
          <table:table-cell office:value-type="float" office:value="1.51697" calcext:value-type="float">
            <text:p>1.51697</text:p>
          </table:table-cell>
          <table:table-cell office:value-type="float" office:value="0.01397" calcext:value-type="float">
            <text:p>0.01397</text:p>
          </table:table-cell>
          <table:table-cell table:number-columns-repeated="2"/>
        </table:table-row>
        <table:table-row table:style-name="ro1">
          <table:table-cell office:value-type="float" office:value="1.516772" calcext:value-type="float">
            <text:p>1.516772</text:p>
          </table:table-cell>
          <table:table-cell office:value-type="float" office:value="0.013026" calcext:value-type="float">
            <text:p>0.013026</text:p>
          </table:table-cell>
          <table:table-cell table:number-columns-repeated="2"/>
        </table:table-row>
        <table:table-row table:style-name="ro1">
          <table:table-cell office:value-type="float" office:value="1.516588" calcext:value-type="float">
            <text:p>1.516588</text:p>
          </table:table-cell>
          <table:table-cell office:value-type="float" office:value="0.012146" calcext:value-type="float">
            <text:p>0.012146</text:p>
          </table:table-cell>
          <table:table-cell table:number-columns-repeated="2"/>
        </table:table-row>
        <table:table-row table:style-name="ro1">
          <table:table-cell office:value-type="float" office:value="1.516416" calcext:value-type="float">
            <text:p>1.516416</text:p>
          </table:table-cell>
          <table:table-cell office:value-type="float" office:value="0.011325" calcext:value-type="float">
            <text:p>0.011325</text:p>
          </table:table-cell>
          <table:table-cell table:number-columns-repeated="2"/>
        </table:table-row>
        <table:table-row table:style-name="ro1">
          <table:table-cell office:value-type="float" office:value="1.516256" calcext:value-type="float">
            <text:p>1.516256</text:p>
          </table:table-cell>
          <table:table-cell office:value-type="float" office:value="0.010559" calcext:value-type="float">
            <text:p>0.010559</text:p>
          </table:table-cell>
          <table:table-cell table:number-columns-repeated="2"/>
        </table:table-row>
        <table:table-row table:style-name="ro1">
          <table:table-cell office:value-type="float" office:value="1.516107" calcext:value-type="float">
            <text:p>1.516107</text:p>
          </table:table-cell>
          <table:table-cell office:value-type="float" office:value="0.009845" calcext:value-type="float">
            <text:p>0.009845</text:p>
          </table:table-cell>
          <table:table-cell table:number-columns-repeated="2"/>
        </table:table-row>
        <table:table-row table:style-name="ro1">
          <table:table-cell office:value-type="float" office:value="1.515968" calcext:value-type="float">
            <text:p>1.515968</text:p>
          </table:table-cell>
          <table:table-cell office:value-type="float" office:value="0.009179" calcext:value-type="float">
            <text:p>0.009179</text:p>
          </table:table-cell>
          <table:table-cell table:number-columns-repeated="2"/>
        </table:table-row>
        <table:table-row table:style-name="ro1">
          <table:table-cell office:value-type="float" office:value="1.515838" calcext:value-type="float">
            <text:p>1.515838</text:p>
          </table:table-cell>
          <table:table-cell office:value-type="float" office:value="0.008558" calcext:value-type="float">
            <text:p>0.008558</text:p>
          </table:table-cell>
          <table:table-cell table:number-columns-repeated="2"/>
        </table:table-row>
        <table:table-row table:style-name="ro1">
          <table:table-cell office:value-type="float" office:value="1.515717" calcext:value-type="float">
            <text:p>1.515717</text:p>
          </table:table-cell>
          <table:table-cell office:value-type="float" office:value="0.007978" calcext:value-type="float">
            <text:p>0.007978</text:p>
          </table:table-cell>
          <table:table-cell table:number-columns-repeated="2"/>
        </table:table-row>
        <table:table-row table:style-name="ro1">
          <table:table-cell office:value-type="float" office:value="1.515604" calcext:value-type="float">
            <text:p>1.515604</text:p>
          </table:table-cell>
          <table:table-cell office:value-type="float" office:value="0.007438" calcext:value-type="float">
            <text:p>0.007438</text:p>
          </table:table-cell>
          <table:table-cell table:number-columns-repeated="2"/>
        </table:table-row>
        <table:table-row table:style-name="ro1">
          <table:table-cell office:value-type="float" office:value="1.515499" calcext:value-type="float">
            <text:p>1.515499</text:p>
          </table:table-cell>
          <table:table-cell office:value-type="float" office:value="0.006935" calcext:value-type="float">
            <text:p>0.006935</text:p>
          </table:table-cell>
          <table:table-cell table:number-columns-repeated="2"/>
        </table:table-row>
        <table:table-row table:style-name="ro1">
          <table:table-cell office:value-type="float" office:value="1.515401" calcext:value-type="float">
            <text:p>1.515401</text:p>
          </table:table-cell>
          <table:table-cell office:value-type="float" office:value="0.006465" calcext:value-type="float">
            <text:p>0.006465</text:p>
          </table:table-cell>
          <table:table-cell table:number-columns-repeated="2"/>
        </table:table-row>
        <table:table-row table:style-name="ro1">
          <table:table-cell office:value-type="float" office:value="1.51531" calcext:value-type="float">
            <text:p>1.51531</text:p>
          </table:table-cell>
          <table:table-cell office:value-type="float" office:value="0.006027" calcext:value-type="float">
            <text:p>0.006027</text:p>
          </table:table-cell>
          <table:table-cell table:number-columns-repeated="2"/>
        </table:table-row>
        <table:table-row table:style-name="ro1">
          <table:table-cell office:value-type="float" office:value="1.515225" calcext:value-type="float">
            <text:p>1.515225</text:p>
          </table:table-cell>
          <table:table-cell office:value-type="float" office:value="0.005619" calcext:value-type="float">
            <text:p>0.005619</text:p>
          </table:table-cell>
          <table:table-cell table:number-columns-repeated="2"/>
        </table:table-row>
        <table:table-row table:style-name="ro1">
          <table:table-cell office:value-type="float" office:value="1.515145" calcext:value-type="float">
            <text:p>1.515145</text:p>
          </table:table-cell>
          <table:table-cell office:value-type="float" office:value="0.005238" calcext:value-type="float">
            <text:p>0.005238</text:p>
          </table:table-cell>
          <table:table-cell table:number-columns-repeated="2"/>
        </table:table-row>
        <table:table-row table:style-name="ro1">
          <table:table-cell office:value-type="float" office:value="1.515071" calcext:value-type="float">
            <text:p>1.515071</text:p>
          </table:table-cell>
          <table:table-cell office:value-type="float" office:value="0.004883" calcext:value-type="float">
            <text:p>0.004883</text:p>
          </table:table-cell>
          <table:table-cell table:number-columns-repeated="2"/>
        </table:table-row>
        <table:table-row table:style-name="ro1">
          <table:table-cell office:value-type="float" office:value="1.515002" calcext:value-type="float">
            <text:p>1.515002</text:p>
          </table:table-cell>
          <table:table-cell office:value-type="float" office:value="0.004552" calcext:value-type="float">
            <text:p>0.004552</text:p>
          </table:table-cell>
          <table:table-cell table:number-columns-repeated="2"/>
        </table:table-row>
        <table:table-row table:style-name="ro1">
          <table:table-cell office:value-type="float" office:value="1.514938" calcext:value-type="float">
            <text:p>1.514938</text:p>
          </table:table-cell>
          <table:table-cell office:value-type="float" office:value="0.004244" calcext:value-type="float">
            <text:p>0.004244</text:p>
          </table:table-cell>
          <table:table-cell table:number-columns-repeated="2"/>
        </table:table-row>
        <table:table-row table:style-name="ro1">
          <table:table-cell office:value-type="float" office:value="1.514878" calcext:value-type="float">
            <text:p>1.514878</text:p>
          </table:table-cell>
          <table:table-cell office:value-type="float" office:value="0.003956" calcext:value-type="float">
            <text:p>0.003956</text:p>
          </table:table-cell>
          <table:table-cell table:number-columns-repeated="2"/>
        </table:table-row>
        <table:table-row table:style-name="ro1">
          <table:table-cell office:value-type="float" office:value="1.514822" calcext:value-type="float">
            <text:p>1.514822</text:p>
          </table:table-cell>
          <table:table-cell office:value-type="float" office:value="0.003688" calcext:value-type="float">
            <text:p>0.003688</text:p>
          </table:table-cell>
          <table:table-cell table:number-columns-repeated="2"/>
        </table:table-row>
        <table:table-row table:style-name="ro1">
          <table:table-cell office:value-type="float" office:value="1.51477" calcext:value-type="float">
            <text:p>1.51477</text:p>
          </table:table-cell>
          <table:table-cell office:value-type="float" office:value="0.003438" calcext:value-type="float">
            <text:p>0.003438</text:p>
          </table:table-cell>
          <table:table-cell table:number-columns-repeated="2"/>
        </table:table-row>
        <table:table-row table:style-name="ro1">
          <table:table-cell office:value-type="float" office:value="1.514722" calcext:value-type="float">
            <text:p>1.514722</text:p>
          </table:table-cell>
          <table:table-cell office:value-type="float" office:value="0.003205" calcext:value-type="float">
            <text:p>0.003205</text:p>
          </table:table-cell>
          <table:table-cell table:number-columns-repeated="2"/>
        </table:table-row>
        <table:table-row table:style-name="ro1">
          <table:table-cell office:value-type="float" office:value="1.514676" calcext:value-type="float">
            <text:p>1.514676</text:p>
          </table:table-cell>
          <table:table-cell office:value-type="float" office:value="0.002988" calcext:value-type="float">
            <text:p>0.002988</text:p>
          </table:table-cell>
          <table:table-cell table:number-columns-repeated="2"/>
        </table:table-row>
        <table:table-row table:style-name="ro1">
          <table:table-cell office:value-type="float" office:value="1.514634" calcext:value-type="float">
            <text:p>1.514634</text:p>
          </table:table-cell>
          <table:table-cell office:value-type="float" office:value="0.002785" calcext:value-type="float">
            <text:p>0.002785</text:p>
          </table:table-cell>
          <table:table-cell table:number-columns-repeated="2"/>
        </table:table-row>
        <table:table-row table:style-name="ro1">
          <table:table-cell office:value-type="float" office:value="1.514595" calcext:value-type="float">
            <text:p>1.514595</text:p>
          </table:table-cell>
          <table:table-cell office:value-type="float" office:value="0.002596" calcext:value-type="float">
            <text:p>0.002596</text:p>
          </table:table-cell>
          <table:table-cell table:number-columns-repeated="2"/>
        </table:table-row>
        <table:table-row table:style-name="ro1">
          <table:table-cell office:value-type="float" office:value="1.514558" calcext:value-type="float">
            <text:p>1.514558</text:p>
          </table:table-cell>
          <table:table-cell office:value-type="float" office:value="0.00242" calcext:value-type="float">
            <text:p>0.00242</text:p>
          </table:table-cell>
          <table:table-cell table:number-columns-repeated="2"/>
        </table:table-row>
        <table:table-row table:style-name="ro1">
          <table:table-cell office:value-type="float" office:value="1.514524" calcext:value-type="float">
            <text:p>1.514524</text:p>
          </table:table-cell>
          <table:table-cell office:value-type="float" office:value="0.002256" calcext:value-type="float">
            <text:p>0.002256</text:p>
          </table:table-cell>
          <table:table-cell table:number-columns-repeated="2"/>
        </table:table-row>
        <table:table-row table:style-name="ro1">
          <table:table-cell office:value-type="float" office:value="1.514492" calcext:value-type="float">
            <text:p>1.514492</text:p>
          </table:table-cell>
          <table:table-cell office:value-type="float" office:value="0.002103" calcext:value-type="float">
            <text:p>0.002103</text:p>
          </table:table-cell>
          <table:table-cell table:number-columns-repeated="2"/>
        </table:table-row>
        <table:table-row table:style-name="ro1">
          <table:table-cell office:value-type="float" office:value="1.514463" calcext:value-type="float">
            <text:p>1.514463</text:p>
          </table:table-cell>
          <table:table-cell office:value-type="float" office:value="0.00196" calcext:value-type="float">
            <text:p>0.00196</text:p>
          </table:table-cell>
          <table:table-cell table:number-columns-repeated="2"/>
        </table:table-row>
        <table:table-row table:style-name="ro1">
          <table:table-cell office:value-type="float" office:value="1.514435" calcext:value-type="float">
            <text:p>1.514435</text:p>
          </table:table-cell>
          <table:table-cell office:value-type="float" office:value="0.001827" calcext:value-type="float">
            <text:p>0.001827</text:p>
          </table:table-cell>
          <table:table-cell table:number-columns-repeated="2"/>
        </table:table-row>
        <table:table-row table:style-name="ro1">
          <table:table-cell office:value-type="float" office:value="1.514409" calcext:value-type="float">
            <text:p>1.514409</text:p>
          </table:table-cell>
          <table:table-cell office:value-type="float" office:value="0.001703" calcext:value-type="float">
            <text:p>0.001703</text:p>
          </table:table-cell>
          <table:table-cell table:number-columns-repeated="2"/>
        </table:table-row>
        <table:table-row table:style-name="ro1">
          <table:table-cell office:value-type="float" office:value="1.514385" calcext:value-type="float">
            <text:p>1.514385</text:p>
          </table:table-cell>
          <table:table-cell office:value-type="float" office:value="0.001588" calcext:value-type="float">
            <text:p>0.001588</text:p>
          </table:table-cell>
          <table:table-cell table:number-columns-repeated="2"/>
        </table:table-row>
        <table:table-row table:style-name="ro1">
          <table:table-cell office:value-type="float" office:value="1.514363" calcext:value-type="float">
            <text:p>1.514363</text:p>
          </table:table-cell>
          <table:table-cell office:value-type="float" office:value="0.00148" calcext:value-type="float">
            <text:p>0.00148</text:p>
          </table:table-cell>
          <table:table-cell table:number-columns-repeated="2"/>
        </table:table-row>
        <table:table-row table:style-name="ro1">
          <table:table-cell office:value-type="float" office:value="1.514342" calcext:value-type="float">
            <text:p>1.514342</text:p>
          </table:table-cell>
          <table:table-cell office:value-type="float" office:value="0.00138" calcext:value-type="float">
            <text:p>0.00138</text:p>
          </table:table-cell>
          <table:table-cell table:number-columns-repeated="2"/>
        </table:table-row>
        <table:table-row table:style-name="ro1">
          <table:table-cell office:value-type="float" office:value="1.514322" calcext:value-type="float">
            <text:p>1.514322</text:p>
          </table:table-cell>
          <table:table-cell office:value-type="float" office:value="0.001286" calcext:value-type="float">
            <text:p>0.001286</text:p>
          </table:table-cell>
          <table:table-cell table:number-columns-repeated="2"/>
        </table:table-row>
        <table:table-row table:style-name="ro1">
          <table:table-cell office:value-type="float" office:value="1.514304" calcext:value-type="float">
            <text:p>1.514304</text:p>
          </table:table-cell>
          <table:table-cell office:value-type="float" office:value="0.001199" calcext:value-type="float">
            <text:p>0.001199</text:p>
          </table:table-cell>
          <table:table-cell table:number-columns-repeated="2"/>
        </table:table-row>
        <table:table-row table:style-name="ro1">
          <table:table-cell office:value-type="float" office:value="1.514287" calcext:value-type="float">
            <text:p>1.514287</text:p>
          </table:table-cell>
          <table:table-cell office:value-type="float" office:value="0.001118" calcext:value-type="float">
            <text:p>0.001118</text:p>
          </table:table-cell>
          <table:table-cell table:number-columns-repeated="2"/>
        </table:table-row>
        <table:table-row table:style-name="ro1">
          <table:table-cell office:value-type="float" office:value="1.514271" calcext:value-type="float">
            <text:p>1.514271</text:p>
          </table:table-cell>
          <table:table-cell office:value-type="float" office:value="0.001042" calcext:value-type="float">
            <text:p>0.001042</text:p>
          </table:table-cell>
          <table:table-cell table:number-columns-repeated="2"/>
        </table:table-row>
        <table:table-row table:style-name="ro1">
          <table:table-cell office:value-type="float" office:value="1.514257" calcext:value-type="float">
            <text:p>1.514257</text:p>
          </table:table-cell>
          <table:table-cell office:value-type="float" office:value="0.000971" calcext:value-type="float">
            <text:p>0.000971</text:p>
          </table:table-cell>
          <table:table-cell table:number-columns-repeated="2"/>
        </table:table-row>
        <table:table-row table:style-name="ro1">
          <table:table-cell office:value-type="float" office:value="1.514243" calcext:value-type="float">
            <text:p>1.514243</text:p>
          </table:table-cell>
          <table:table-cell office:value-type="float" office:value="0.000905" calcext:value-type="float">
            <text:p>0.000905</text:p>
          </table:table-cell>
          <table:table-cell table:number-columns-repeated="2"/>
        </table:table-row>
        <table:table-row table:style-name="ro1">
          <table:table-cell office:value-type="float" office:value="1.51423" calcext:value-type="float">
            <text:p>1.51423</text:p>
          </table:table-cell>
          <table:table-cell office:value-type="float" office:value="0.000844" calcext:value-type="float">
            <text:p>0.000844</text:p>
          </table:table-cell>
          <table:table-cell table:number-columns-repeated="2"/>
        </table:table-row>
        <table:table-row table:style-name="ro1">
          <table:table-cell office:value-type="float" office:value="1.514218" calcext:value-type="float">
            <text:p>1.514218</text:p>
          </table:table-cell>
          <table:table-cell office:value-type="float" office:value="0.000786" calcext:value-type="float">
            <text:p>0.000786</text:p>
          </table:table-cell>
          <table:table-cell table:number-columns-repeated="2"/>
        </table:table-row>
        <table:table-row table:style-name="ro1">
          <table:table-cell office:value-type="float" office:value="1.514207" calcext:value-type="float">
            <text:p>1.514207</text:p>
          </table:table-cell>
          <table:table-cell office:value-type="float" office:value="0.000733" calcext:value-type="float">
            <text:p>0.000733</text:p>
          </table:table-cell>
          <table:table-cell table:number-columns-repeated="2"/>
        </table:table-row>
        <table:table-row table:style-name="ro1">
          <table:table-cell office:value-type="float" office:value="1.514197" calcext:value-type="float">
            <text:p>1.514197</text:p>
          </table:table-cell>
          <table:table-cell office:value-type="float" office:value="0.000683" calcext:value-type="float">
            <text:p>0.000683</text:p>
          </table:table-cell>
          <table:table-cell table:number-columns-repeated="2"/>
        </table:table-row>
        <table:table-row table:style-name="ro1">
          <table:table-cell office:value-type="float" office:value="1.514187" calcext:value-type="float">
            <text:p>1.514187</text:p>
          </table:table-cell>
          <table:table-cell office:value-type="float" office:value="0.000637" calcext:value-type="float">
            <text:p>0.000637</text:p>
          </table:table-cell>
          <table:table-cell table:number-columns-repeated="2"/>
        </table:table-row>
        <table:table-row table:style-name="ro1">
          <table:table-cell office:value-type="float" office:value="1.514178" calcext:value-type="float">
            <text:p>1.514178</text:p>
          </table:table-cell>
          <table:table-cell office:value-type="float" office:value="0.000594" calcext:value-type="float">
            <text:p>0.000594</text:p>
          </table:table-cell>
          <table:table-cell table:number-columns-repeated="2"/>
        </table:table-row>
        <table:table-row table:style-name="ro1">
          <table:table-cell office:value-type="float" office:value="1.51417" calcext:value-type="float">
            <text:p>1.51417</text:p>
          </table:table-cell>
          <table:table-cell office:value-type="float" office:value="0.000553" calcext:value-type="float">
            <text:p>0.000553</text:p>
          </table:table-cell>
          <table:table-cell table:number-columns-repeated="2"/>
        </table:table-row>
        <table:table-row table:style-name="ro1">
          <table:table-cell office:value-type="float" office:value="1.514162" calcext:value-type="float">
            <text:p>1.514162</text:p>
          </table:table-cell>
          <table:table-cell office:value-type="float" office:value="0.000516" calcext:value-type="float">
            <text:p>0.000516</text:p>
          </table:table-cell>
          <table:table-cell table:number-columns-repeated="2"/>
        </table:table-row>
        <table:table-row table:style-name="ro1">
          <table:table-cell office:value-type="float" office:value="1.514155" calcext:value-type="float">
            <text:p>1.514155</text:p>
          </table:table-cell>
          <table:table-cell office:value-type="float" office:value="0.000481" calcext:value-type="float">
            <text:p>0.000481</text:p>
          </table:table-cell>
          <table:table-cell table:number-columns-repeated="2"/>
        </table:table-row>
        <table:table-row table:style-name="ro1">
          <table:table-cell office:value-type="float" office:value="1.514148" calcext:value-type="float">
            <text:p>1.514148</text:p>
          </table:table-cell>
          <table:table-cell office:value-type="float" office:value="0.000448" calcext:value-type="float">
            <text:p>0.000448</text:p>
          </table:table-cell>
          <table:table-cell table:number-columns-repeated="2"/>
        </table:table-row>
        <table:table-row table:style-name="ro1">
          <table:table-cell office:value-type="float" office:value="1.514142" calcext:value-type="float">
            <text:p>1.514142</text:p>
          </table:table-cell>
          <table:table-cell office:value-type="float" office:value="0.000418" calcext:value-type="float">
            <text:p>0.000418</text:p>
          </table:table-cell>
          <table:table-cell table:number-columns-repeated="2"/>
        </table:table-row>
        <table:table-row table:style-name="ro1">
          <table:table-cell office:value-type="float" office:value="1.514136" calcext:value-type="float">
            <text:p>1.514136</text:p>
          </table:table-cell>
          <table:table-cell office:value-type="float" office:value="0.000389" calcext:value-type="float">
            <text:p>0.000389</text:p>
          </table:table-cell>
          <table:table-cell table:number-columns-repeated="2"/>
        </table:table-row>
        <table:table-row table:style-name="ro1">
          <table:table-cell office:value-type="float" office:value="1.51413" calcext:value-type="float">
            <text:p>1.51413</text:p>
          </table:table-cell>
          <table:table-cell office:value-type="float" office:value="0.000363" calcext:value-type="float">
            <text:p>0.000363</text:p>
          </table:table-cell>
          <table:table-cell table:number-columns-repeated="2"/>
        </table:table-row>
        <table:table-row table:style-name="ro1">
          <table:table-cell office:value-type="float" office:value="1.514125" calcext:value-type="float">
            <text:p>1.514125</text:p>
          </table:table-cell>
          <table:table-cell office:value-type="float" office:value="0.000338" calcext:value-type="float">
            <text:p>0.000338</text:p>
          </table:table-cell>
          <table:table-cell table:number-columns-repeated="2"/>
        </table:table-row>
        <table:table-row table:style-name="ro1">
          <table:table-cell office:value-type="float" office:value="1.51412" calcext:value-type="float">
            <text:p>1.51412</text:p>
          </table:table-cell>
          <table:table-cell office:value-type="float" office:value="0.000315" calcext:value-type="float">
            <text:p>0.000315</text:p>
          </table:table-cell>
          <table:table-cell table:number-columns-repeated="2"/>
        </table:table-row>
        <table:table-row table:style-name="ro1">
          <table:table-cell office:value-type="float" office:value="1.514116" calcext:value-type="float">
            <text:p>1.514116</text:p>
          </table:table-cell>
          <table:table-cell office:value-type="float" office:value="0.000294" calcext:value-type="float">
            <text:p>0.000294</text:p>
          </table:table-cell>
          <table:table-cell table:number-columns-repeated="2"/>
        </table:table-row>
        <table:table-row table:style-name="ro1">
          <table:table-cell office:value-type="float" office:value="1.514112" calcext:value-type="float">
            <text:p>1.514112</text:p>
          </table:table-cell>
          <table:table-cell office:value-type="float" office:value="0.000274" calcext:value-type="float">
            <text:p>0.000274</text:p>
          </table:table-cell>
          <table:table-cell table:number-columns-repeated="2"/>
        </table:table-row>
        <table:table-row table:style-name="ro1">
          <table:table-cell office:value-type="float" office:value="1.514108" calcext:value-type="float">
            <text:p>1.514108</text:p>
          </table:table-cell>
          <table:table-cell office:value-type="float" office:value="0.000255" calcext:value-type="float">
            <text:p>0.000255</text:p>
          </table:table-cell>
          <table:table-cell table:number-columns-repeated="2"/>
        </table:table-row>
        <table:table-row table:style-name="ro1">
          <table:table-cell office:value-type="float" office:value="1.514104" calcext:value-type="float">
            <text:p>1.514104</text:p>
          </table:table-cell>
          <table:table-cell office:value-type="float" office:value="0.000238" calcext:value-type="float">
            <text:p>0.000238</text:p>
          </table:table-cell>
          <table:table-cell table:number-columns-repeated="2"/>
        </table:table-row>
        <table:table-row table:style-name="ro1">
          <table:table-cell office:value-type="float" office:value="1.514101" calcext:value-type="float">
            <text:p>1.514101</text:p>
          </table:table-cell>
          <table:table-cell office:value-type="float" office:value="0.000222" calcext:value-type="float">
            <text:p>0.000222</text:p>
          </table:table-cell>
          <table:table-cell table:number-columns-repeated="2"/>
        </table:table-row>
        <table:table-row table:style-name="ro1">
          <table:table-cell office:value-type="float" office:value="1.514098" calcext:value-type="float">
            <text:p>1.514098</text:p>
          </table:table-cell>
          <table:table-cell office:value-type="float" office:value="0.000207" calcext:value-type="float">
            <text:p>0.000207</text:p>
          </table:table-cell>
          <table:table-cell table:number-columns-repeated="2"/>
        </table:table-row>
        <table:table-row table:style-name="ro1">
          <table:table-cell office:value-type="float" office:value="1.514095" calcext:value-type="float">
            <text:p>1.514095</text:p>
          </table:table-cell>
          <table:table-cell office:value-type="float" office:value="0.000193" calcext:value-type="float">
            <text:p>0.000193</text:p>
          </table:table-cell>
          <table:table-cell table:number-columns-repeated="2"/>
        </table:table-row>
        <table:table-row table:style-name="ro1">
          <table:table-cell office:value-type="float" office:value="1.514092" calcext:value-type="float">
            <text:p>1.514092</text:p>
          </table:table-cell>
          <table:table-cell office:value-type="float" office:value="0.00018" calcext:value-type="float">
            <text:p>0.00018</text:p>
          </table:table-cell>
          <table:table-cell table:number-columns-repeated="2"/>
        </table:table-row>
        <table:table-row table:style-name="ro1">
          <table:table-cell office:value-type="float" office:value="1.51409" calcext:value-type="float">
            <text:p>1.51409</text:p>
          </table:table-cell>
          <table:table-cell office:value-type="float" office:value="0.000168" calcext:value-type="float">
            <text:p>0.000168</text:p>
          </table:table-cell>
          <table:table-cell table:number-columns-repeated="2"/>
        </table:table-row>
        <table:table-row table:style-name="ro1">
          <table:table-cell office:value-type="float" office:value="1.514087" calcext:value-type="float">
            <text:p>1.514087</text:p>
          </table:table-cell>
          <table:table-cell office:value-type="float" office:value="0.000156" calcext:value-type="float">
            <text:p>0.000156</text:p>
          </table:table-cell>
          <table:table-cell table:number-columns-repeated="2"/>
        </table:table-row>
        <table:table-row table:style-name="ro1">
          <table:table-cell office:value-type="float" office:value="1.514085" calcext:value-type="float">
            <text:p>1.514085</text:p>
          </table:table-cell>
          <table:table-cell office:value-type="float" office:value="0.000146" calcext:value-type="float">
            <text:p>0.000146</text:p>
          </table:table-cell>
          <table:table-cell table:number-columns-repeated="2"/>
        </table:table-row>
        <table:table-row table:style-name="ro1">
          <table:table-cell office:value-type="float" office:value="1.514083" calcext:value-type="float">
            <text:p>1.514083</text:p>
          </table:table-cell>
          <table:table-cell office:value-type="float" office:value="0.000136" calcext:value-type="float">
            <text:p>0.000136</text:p>
          </table:table-cell>
          <table:table-cell table:number-columns-repeated="2"/>
        </table:table-row>
        <table:table-row table:style-name="ro1">
          <table:table-cell office:value-type="float" office:value="1.514081" calcext:value-type="float">
            <text:p>1.514081</text:p>
          </table:table-cell>
          <table:table-cell office:value-type="float" office:value="0.000127" calcext:value-type="float">
            <text:p>0.000127</text:p>
          </table:table-cell>
          <table:table-cell table:number-columns-repeated="2"/>
        </table:table-row>
        <table:table-row table:style-name="ro1">
          <table:table-cell office:value-type="float" office:value="1.514079" calcext:value-type="float">
            <text:p>1.514079</text:p>
          </table:table-cell>
          <table:table-cell office:value-type="float" office:value="0.000118" calcext:value-type="float">
            <text:p>0.000118</text:p>
          </table:table-cell>
          <table:table-cell table:number-columns-repeated="2"/>
        </table:table-row>
        <table:table-row table:style-name="ro1">
          <table:table-cell office:value-type="float" office:value="1.514078" calcext:value-type="float">
            <text:p>1.514078</text:p>
          </table:table-cell>
          <table:table-cell office:value-type="float" office:value="0.00011" calcext:value-type="float">
            <text:p>0.00011</text:p>
          </table:table-cell>
          <table:table-cell table:number-columns-repeated="2"/>
        </table:table-row>
        <table:table-row table:style-name="ro1">
          <table:table-cell office:value-type="float" office:value="1.514076" calcext:value-type="float">
            <text:p>1.514076</text:p>
          </table:table-cell>
          <table:table-cell office:value-type="float" office:value="0.000102" calcext:value-type="float">
            <text:p>0.000102</text:p>
          </table:table-cell>
          <table:table-cell table:number-columns-repeated="2"/>
        </table:table-row>
        <table:table-row table:style-name="ro1">
          <table:table-cell office:value-type="float" office:value="1.514075" calcext:value-type="float">
            <text:p>1.514075</text:p>
          </table:table-cell>
          <table:table-cell table:style-name="ce1" office:value-type="float" office:value="0.000096" calcext:value-type="float">
            <text:p>9.60E-0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4T10:55:36.698628924</dc:date>
    <meta:editing-duration>PT4M57S</meta:editing-duration>
    <meta:editing-cycles>1</meta:editing-cycles>
    <meta:document-statistic meta:table-count="1" meta:cell-count="35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cc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192cm" svg:height="12.512cm" xlink:href=".." xlink:type="simple" chart:class="chart:scatter" chart:style-name="ch1">
        <chart:title svg:x="3.325cm" svg:y="0.008cm" chart:style-name="ch2">
          <text:p>X Vs Rel. Approx. Error Comparison</text:p>
        </chart:title>
        <chart:legend svg:x="8.8cm" svg:y="2.652cm" style:legend-expansion="custom" chartooo:width="2.718cm" chartooo:height="1.523cm" style:legend-expansion-aspect-ratio="1.78463558765594" chart:style-name="ch3"/>
        <chart:plot-area chart:style-name="ch4" table:cell-range-address="problem122.B1:problem122.D50" chart:data-source-has-labels="row" svg:x="1.67cm" svg:y="0.885cm" svg:width="10.809cm" svg:height="10.967cm">
          <chartooo:coordinate-region svg:x="2.292cm" svg:y="1.084cm" svg:width="9.948cm" svg:height="10.121cm"/>
          <chart:axis chart:dimension="x" chart:name="primary-x" chart:style-name="ch5">
            <chart:title svg:x="6.911cm" svg:y="11.952cm" chart:style-name="ch6">
              <text:p>X</text:p>
            </chart:title>
            <chart:grid chart:style-name="ch7" chart:class="major"/>
          </chart:axis>
          <chart:axis chart:dimension="y" chart:name="primary-y" chart:style-name="ch5">
            <chart:title svg:x="0.827cm" svg:y="7.695cm" chart:style-name="ch8">
              <text:p>Rel. Approx. Error</text:p>
            </chart:title>
            <chart:grid chart:style-name="ch7" chart:class="major"/>
          </chart:axis>
          <chart:series chart:style-name="ch9" chart:values-cell-range-address="problem122.D1:problem122.D50" loext:label-string="bisection" chart:class="chart:scatter">
            <chart:domain table:cell-range-address="problem122.C1:problem122.C50"/>
            <chart:data-point chart:repeated="50"/>
          </chart:series>
          <chart:series chart:style-name="ch10" chart:values-cell-range-address="problem122.B1:problem122.B50" loext:label-string="falseposition" chart:class="chart:scatter">
            <chart:domain table:cell-range-address="problem122.A1:problem122.A50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isection</text:p>
              </table:table-cell>
              <table:table-cell office:value-type="string">
                <text:p>Column A</text:p>
              </table:table-cell>
              <table:table-cell office:value-type="string">
                <text:p>falseposi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problem122.C1:problem122.C50</svg:desc>
                </draw:g>
              </table:table-cell>
              <table:table-cell office:value-type="float" office:value="NaN">
                <text:p>NaN</text:p>
                <draw:g>
                  <svg:desc>problem122.D1:problem122.D50</svg:desc>
                </draw:g>
              </table:table-cell>
              <table:table-cell office:value-type="float" office:value="2.403629">
                <text:p>2.403629</text:p>
                <draw:g>
                  <svg:desc>problem122.A1:problem122.A50</svg:desc>
                </draw:g>
              </table:table-cell>
              <table:table-cell office:value-type="float" office:value="1.963793">
                <text:p>1.963793</text:p>
                <draw:g>
                  <svg:desc>problem122.B1:problem122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.358342">
                <text:p>2.358342</text:p>
              </table:table-cell>
              <table:table-cell office:value-type="float" office:value="1.9203">
                <text:p>1.92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5">
                <text:p>1.75</text:p>
              </table:table-cell>
              <table:table-cell office:value-type="float" office:value="14.285714">
                <text:p>14.285714</text:p>
              </table:table-cell>
              <table:table-cell office:value-type="float" office:value="2.314919">
                <text:p>2.314919</text:p>
              </table:table-cell>
              <table:table-cell office:value-type="float" office:value="1.875778">
                <text:p>1.875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25">
                <text:p>1.625</text:p>
              </table:table-cell>
              <table:table-cell office:value-type="float" office:value="7.692308">
                <text:p>7.692308</text:p>
              </table:table-cell>
              <table:table-cell office:value-type="float" office:value="2.273311">
                <text:p>2.273311</text:p>
              </table:table-cell>
              <table:table-cell office:value-type="float" office:value="1.830293">
                <text:p>1.830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625">
                <text:p>1.5625</text:p>
              </table:table-cell>
              <table:table-cell office:value-type="float" office:value="4">
                <text:p>4</text:p>
              </table:table-cell>
              <table:table-cell office:value-type="float" office:value="2.233468">
                <text:p>2.233468</text:p>
              </table:table-cell>
              <table:table-cell office:value-type="float" office:value="1.783922">
                <text:p>1.783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3125">
                <text:p>1.53125</text:p>
              </table:table-cell>
              <table:table-cell office:value-type="float" office:value="2.040816">
                <text:p>2.040816</text:p>
              </table:table-cell>
              <table:table-cell office:value-type="float" office:value="2.19534">
                <text:p>2.19534</text:p>
              </table:table-cell>
              <table:table-cell office:value-type="float" office:value="1.736747">
                <text:p>1.7367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15625">
                <text:p>1.515625</text:p>
              </table:table-cell>
              <table:table-cell office:value-type="float" office:value="1.030928">
                <text:p>1.030928</text:p>
              </table:table-cell>
              <table:table-cell office:value-type="float" office:value="2.15888">
                <text:p>2.15888</text:p>
              </table:table-cell>
              <table:table-cell office:value-type="float" office:value="1.688862">
                <text:p>1.6888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07812">
                <text:p>1.507812</text:p>
              </table:table-cell>
              <table:table-cell office:value-type="float" office:value="0.518135">
                <text:p>0.518135</text:p>
              </table:table-cell>
              <table:table-cell office:value-type="float" office:value="2.124038">
                <text:p>2.124038</text:p>
              </table:table-cell>
              <table:table-cell office:value-type="float" office:value="1.640364">
                <text:p>1.640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11719">
                <text:p>1.511719</text:p>
              </table:table-cell>
              <table:table-cell office:value-type="float" office:value="0.258398">
                <text:p>0.258398</text:p>
              </table:table-cell>
              <table:table-cell office:value-type="float" office:value="2.090766">
                <text:p>2.090766</text:p>
              </table:table-cell>
              <table:table-cell office:value-type="float" office:value="1.591358">
                <text:p>1.5913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13672">
                <text:p>1.513672</text:p>
              </table:table-cell>
              <table:table-cell office:value-type="float" office:value="0.129032">
                <text:p>0.129032</text:p>
              </table:table-cell>
              <table:table-cell office:value-type="float" office:value="2.059017">
                <text:p>2.059017</text:p>
              </table:table-cell>
              <table:table-cell office:value-type="float" office:value="1.541955">
                <text:p>1.5419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14648">
                <text:p>1.514648</text:p>
              </table:table-cell>
              <table:table-cell office:value-type="float" office:value="0.064475">
                <text:p>0.064475</text:p>
              </table:table-cell>
              <table:table-cell office:value-type="float" office:value="2.028743">
                <text:p>2.028743</text:p>
              </table:table-cell>
              <table:table-cell office:value-type="float" office:value="1.492269">
                <text:p>1.492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416">
                <text:p>1.51416</text:p>
              </table:table-cell>
              <table:table-cell office:value-type="float" office:value="0.032248">
                <text:p>0.032248</text:p>
              </table:table-cell>
              <table:table-cell office:value-type="float" office:value="1.999896">
                <text:p>1.999896</text:p>
              </table:table-cell>
              <table:table-cell office:value-type="float" office:value="1.442417">
                <text:p>1.4424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13916">
                <text:p>1.513916</text:p>
              </table:table-cell>
              <table:table-cell office:value-type="float" office:value="0.016126">
                <text:p>0.016126</text:p>
              </table:table-cell>
              <table:table-cell office:value-type="float" office:value="1.972429">
                <text:p>1.972429</text:p>
              </table:table-cell>
              <table:table-cell office:value-type="float" office:value="1.39252">
                <text:p>1.392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14038">
                <text:p>1.514038</text:p>
              </table:table-cell>
              <table:table-cell office:value-type="float" office:value="0.008063">
                <text:p>0.008063</text:p>
              </table:table-cell>
              <table:table-cell office:value-type="float" office:value="1.946296">
                <text:p>1.946296</text:p>
              </table:table-cell>
              <table:table-cell office:value-type="float" office:value="1.342698">
                <text:p>1.3426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14099">
                <text:p>1.514099</text:p>
              </table:table-cell>
              <table:table-cell office:value-type="float" office:value="0.004031">
                <text:p>0.004031</text:p>
              </table:table-cell>
              <table:table-cell office:value-type="float" office:value="1.921451">
                <text:p>1.921451</text:p>
              </table:table-cell>
              <table:table-cell office:value-type="float" office:value="1.293072">
                <text:p>1.2930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14099">
                <text:p>1.514099</text:p>
              </table:table-cell>
              <table:table-cell office:value-type="float" office:value="0">
                <text:p>0</text:p>
              </table:table-cell>
              <table:table-cell office:value-type="float" office:value="1.897846">
                <text:p>1.897846</text:p>
              </table:table-cell>
              <table:table-cell office:value-type="float" office:value="1.24376">
                <text:p>1.243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75437">
                <text:p>1.875437</text:p>
              </table:table-cell>
              <table:table-cell office:value-type="float" office:value="1.194879">
                <text:p>1.1948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54178">
                <text:p>1.854178</text:p>
              </table:table-cell>
              <table:table-cell office:value-type="float" office:value="1.14654">
                <text:p>1.146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34025">
                <text:p>1.834025</text:p>
              </table:table-cell>
              <table:table-cell office:value-type="float" office:value="1.098852">
                <text:p>1.0988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4933">
                <text:p>1.814933</text:p>
              </table:table-cell>
              <table:table-cell office:value-type="float" office:value="1.051915">
                <text:p>1.0519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9686">
                <text:p>1.79686</text:p>
              </table:table-cell>
              <table:table-cell office:value-type="float" office:value="1.005824">
                <text:p>1.0058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9762">
                <text:p>1.779762</text:p>
              </table:table-cell>
              <table:table-cell office:value-type="float" office:value="0.960667">
                <text:p>0.960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63599">
                <text:p>1.763599</text:p>
              </table:table-cell>
              <table:table-cell office:value-type="float" office:value="0.916523">
                <text:p>0.9165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8328">
                <text:p>1.748328</text:p>
              </table:table-cell>
              <table:table-cell office:value-type="float" office:value="0.873464">
                <text:p>0.8734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3909">
                <text:p>1.733909</text:p>
              </table:table-cell>
              <table:table-cell office:value-type="float" office:value="0.831553">
                <text:p>0.8315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20304">
                <text:p>1.720304</text:p>
              </table:table-cell>
              <table:table-cell office:value-type="float" office:value="0.790842">
                <text:p>0.7908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7475">
                <text:p>1.707475</text:p>
              </table:table-cell>
              <table:table-cell office:value-type="float" office:value="0.751378">
                <text:p>0.7513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383">
                <text:p>1.695383</text:p>
              </table:table-cell>
              <table:table-cell office:value-type="float" office:value="0.713197">
                <text:p>0.7131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83994">
                <text:p>1.683994</text:p>
              </table:table-cell>
              <table:table-cell office:value-type="float" office:value="0.676326">
                <text:p>0.6763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3272">
                <text:p>1.673272</text:p>
              </table:table-cell>
              <table:table-cell office:value-type="float" office:value="0.640787">
                <text:p>0.6407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3183">
                <text:p>1.663183</text:p>
              </table:table-cell>
              <table:table-cell office:value-type="float" office:value="0.606591">
                <text:p>0.6065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3695">
                <text:p>1.653695</text:p>
              </table:table-cell>
              <table:table-cell office:value-type="float" office:value="0.573743">
                <text:p>0.5737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44777">
                <text:p>1.644777</text:p>
              </table:table-cell>
              <table:table-cell office:value-type="float" office:value="0.542241">
                <text:p>0.5422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36397">
                <text:p>1.636397</text:p>
              </table:table-cell>
              <table:table-cell office:value-type="float" office:value="0.512077">
                <text:p>0.5120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28527">
                <text:p>1.628527</text:p>
              </table:table-cell>
              <table:table-cell office:value-type="float" office:value="0.483238">
                <text:p>0.4832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2114">
                <text:p>1.62114</text:p>
              </table:table-cell>
              <table:table-cell office:value-type="float" office:value="0.455705">
                <text:p>0.4557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14207">
                <text:p>1.614207</text:p>
              </table:table-cell>
              <table:table-cell office:value-type="float" office:value="0.429454">
                <text:p>0.4294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07705">
                <text:p>1.607705</text:p>
              </table:table-cell>
              <table:table-cell office:value-type="float" office:value="0.404459">
                <text:p>0.4044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01608">
                <text:p>1.601608</text:p>
              </table:table-cell>
              <table:table-cell office:value-type="float" office:value="0.380688">
                <text:p>0.3806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95893">
                <text:p>1.595893</text:p>
              </table:table-cell>
              <table:table-cell office:value-type="float" office:value="0.358109">
                <text:p>0.3581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90538">
                <text:p>1.590538</text:p>
              </table:table-cell>
              <table:table-cell office:value-type="float" office:value="0.336685">
                <text:p>0.3366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5521">
                <text:p>1.585521</text:p>
              </table:table-cell>
              <table:table-cell office:value-type="float" office:value="0.31638">
                <text:p>0.316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0824">
                <text:p>1.580824</text:p>
              </table:table-cell>
              <table:table-cell office:value-type="float" office:value="0.297154">
                <text:p>0.2971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76426">
                <text:p>1.576426</text:p>
              </table:table-cell>
              <table:table-cell office:value-type="float" office:value="0.278966">
                <text:p>0.2789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7231">
                <text:p>1.57231</text:p>
              </table:table-cell>
              <table:table-cell office:value-type="float" office:value="0.261778">
                <text:p>0.2617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68459">
                <text:p>1.568459</text:p>
              </table:table-cell>
              <table:table-cell office:value-type="float" office:value="0.245546">
                <text:p>0.2455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64856">
                <text:p>1.564856</text:p>
              </table:table-cell>
              <table:table-cell office:value-type="float" office:value="0.230232">
                <text:p>0.2302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61487">
                <text:p>1.561487</text:p>
              </table:table-cell>
              <table:table-cell office:value-type="float" office:value="0.215792">
                <text:p>0.2157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8336">
                <text:p>1.558336</text:p>
              </table:table-cell>
              <table:table-cell office:value-type="float" office:value="0.202189">
                <text:p>0.2021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539">
                <text:p>1.55539</text:p>
              </table:table-cell>
              <table:table-cell office:value-type="float" office:value="0.18938">
                <text:p>0.189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